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7E000000FCB6872EFE5E1140CF.png" manifest:media-type="image/png"/>
  <manifest:file-entry manifest:full-path="Pictures/1000020100000177000000FC95C0F76E5083DD8D.png" manifest:media-type="image/png"/>
  <manifest:file-entry manifest:full-path="Pictures/1000020100000180000000FC15B85D603A8AC610.png" manifest:media-type="image/png"/>
  <manifest:file-entry manifest:full-path="Pictures/100002010000017A000000FCB489E75F0B62069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文泉驛微米黑" svg:font-family="文泉驛微米黑" style:font-family-generic="system" style:font-pitch="variable"/>
  </office:font-face-decls>
  <office:automatic-styles>
    <style:style style:name="P1" style:family="paragraph" style:parent-style-name="Standard">
      <style:text-properties style:font-name="Liberation Serif" officeooo:rsid="001e6d6f" officeooo:paragraph-rsid="001e6d6f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W2-1-1:</text:p>
      <text:p text:style-name="P1"><draw:frame draw:style-name="fr1" draw:name="影像1" text:anchor-type="paragraph" svg:width="13.339cm" svg:height="8.892cm" draw:z-index="0"><draw:image xlink:href="Pictures/100002010000017A000000FCB489E75F0B62069D.png" xlink:type="simple" xlink:show="embed" xlink:actuate="onLoad"/></draw:frame>HW2-1-2:</text:p>
      <text:p text:style-name="P1"><draw:frame draw:style-name="fr1" draw:name="影像2" text:anchor-type="paragraph" svg:width="13.548cm" svg:height="8.892cm" draw:z-index="1"><draw:image xlink:href="Pictures/1000020100000180000000FC15B85D603A8AC610.png" xlink:type="simple" xlink:show="embed" xlink:actuate="onLoad"/></draw:frame>HW2-2-1:</text:p>
      <text:p text:style-name="P1"><draw:frame draw:style-name="fr2" draw:name="影像3" text:anchor-type="paragraph" svg:width="13.233cm" svg:height="8.892cm" draw:z-index="2"><draw:image xlink:href="Pictures/1000020100000177000000FC95C0F76E5083DD8D.png" xlink:type="simple" xlink:show="embed" xlink:actuate="onLoad"/></draw:frame><text:soft-page-break/>HW2-2-2:</text:p>
      <text:p text:style-name="P1"><draw:frame draw:style-name="fr1" draw:name="影像4" text:anchor-type="paragraph" svg:width="13.48cm" svg:height="8.892cm" draw:z-index="3"><draw:image xlink:href="Pictures/100002010000017E000000FCB6872EFE5E1140CF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文泉驛微米黑" svg:font-family="文泉驛微米黑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文泉驛微米黑" style:font-size-asian="10.5pt" style:language-asian="zh" style:country-asian="TW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文泉驛微米黑" style:font-size-asian="10.5pt" style:language-asian="zh" style:country-asian="TW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文泉驛微米黑" style:font-family-asian="文泉驛微米黑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0T17:46:28.955815020</meta:creation-date>
    <dc:date>2017-10-10T17:49:40.124478550</dc:date>
    <meta:editing-duration>PT3M11S</meta:editing-duration>
    <meta:editing-cycles>1</meta:editing-cycles>
    <meta:document-statistic meta:table-count="0" meta:image-count="4" meta:object-count="0" meta:page-count="2" meta:paragraph-count="4" meta:word-count="4" meta:character-count="32" meta:non-whitespace-character-count="32"/>
    <meta:generator>LibreOffice/5.1.6.2$Linux_X86_64 LibreOffice_project/10m0$Build-2</meta:generator>
  </office:meta>
</office:document-meta>
</file>